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ir" svg:font-family="Calibir"/>
    <style:font-face style:name="Calibiri" svg:font-family="Calibir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center" style:justify-single-word="false"/>
      <style:text-properties style:font-name="Calibri" fo:font-size="11pt" officeooo:rsid="000205fa" officeooo:paragraph-rsid="000205fa" style:font-size-asian="11pt" style:font-size-complex="11pt"/>
    </style:style>
    <style:style style:name="P3" style:family="paragraph" style:parent-style-name="Text_20_body">
      <style:paragraph-properties fo:text-align="start" style:justify-single-word="false"/>
      <style:text-properties style:font-name="Calibri" officeooo:rsid="0004ee24" officeooo:paragraph-rsid="0004ee24"/>
    </style:style>
    <style:style style:name="P4" style:family="paragraph" style:parent-style-name="Text_20_body" style:list-style-name="L1">
      <style:paragraph-properties fo:text-align="start" style:justify-single-word="false"/>
      <style:text-properties style:font-name="Calibri" officeooo:rsid="0004ee24" officeooo:paragraph-rsid="0004ee24"/>
    </style:style>
    <style:style style:name="P5" style:family="paragraph" style:parent-style-name="Text_20_body">
      <style:paragraph-properties fo:text-align="start" style:justify-single-word="false"/>
      <style:text-properties style:font-name="Calibri" officeooo:rsid="0005b28a" officeooo:paragraph-rsid="0005b28a"/>
    </style:style>
    <style:style style:name="P6" style:family="paragraph" style:parent-style-name="Text_20_body" style:list-style-name="L2">
      <style:paragraph-properties fo:text-align="start" style:justify-single-word="false"/>
      <style:text-properties style:font-name="Calibri" officeooo:rsid="0005b28a" officeooo:paragraph-rsid="0005b28a"/>
    </style:style>
    <style:style style:name="P7" style:family="paragraph" style:parent-style-name="Text_20_body" style:list-style-name="L3">
      <style:paragraph-properties fo:text-align="start" style:justify-single-word="false"/>
      <style:text-properties style:font-name="Calibri" officeooo:rsid="0005b28a" officeooo:paragraph-rsid="0005b28a"/>
    </style:style>
    <style:style style:name="P8" style:family="paragraph" style:parent-style-name="Text_20_body">
      <style:paragraph-properties fo:text-align="start" style:justify-single-word="false"/>
      <style:text-properties style:font-name="Calibri"/>
    </style:style>
    <style:style style:name="P9" style:family="paragraph" style:parent-style-name="Text_20_body">
      <style:paragraph-properties fo:text-align="start" style:justify-single-word="false"/>
      <style:text-properties officeooo:rsid="0003a71d" officeooo:paragraph-rsid="0003a71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04ee24"/>
    </style:style>
    <style:style style:name="P12" style:family="paragraph" style:parent-style-name="Text_20_body">
      <style:paragraph-properties fo:text-align="start" style:justify-single-word="false"/>
      <style:text-properties officeooo:paragraph-rsid="0003a71d"/>
    </style:style>
    <style:style style:name="P13" style:family="paragraph" style:parent-style-name="Text_20_body">
      <style:paragraph-properties fo:text-align="start" style:justify-single-word="false"/>
      <style:text-properties fo:color="#ce181e" officeooo:paragraph-rsid="0003a71d"/>
    </style:style>
    <style:style style:name="P14" style:family="paragraph" style:parent-style-name="Text_20_body">
      <style:paragraph-properties fo:text-align="start" style:justify-single-word="false"/>
      <style:text-properties fo:color="#ce181e" officeooo:rsid="0003a71d" officeooo:paragraph-rsid="0003a71d"/>
    </style:style>
    <style:style style:name="P15" style:family="paragraph" style:parent-style-name="Text_20_body">
      <style:paragraph-properties fo:text-align="start" style:justify-single-word="false"/>
      <style:text-properties fo:color="#ce181e" style:font-name="Calibri" officeooo:rsid="0005b28a" officeooo:paragraph-rsid="0005b28a"/>
    </style:style>
    <style:style style:name="P16" style:family="paragraph" style:parent-style-name="Text_20_body">
      <style:paragraph-properties fo:text-align="start" style:justify-single-word="false"/>
      <style:text-properties fo:color="#ce181e" style:font-name="Calibri"/>
    </style:style>
    <style:style style:name="P17" style:family="paragraph" style:parent-style-name="Title">
      <style:text-properties style:font-name="Calibri" officeooo:paragraph-rsid="000205fa"/>
    </style:style>
    <style:style style:name="P18" style:family="paragraph" style:parent-style-name="Subtitle">
      <style:text-properties style:font-name="Calibri"/>
    </style:style>
    <style:style style:name="P19" style:family="paragraph" style:parent-style-name="Footer">
      <style:paragraph-properties fo:text-align="center" style:justify-single-word="false"/>
    </style:style>
    <style:style style:name="P20" style:family="paragraph" style:parent-style-name="Heading_20_1">
      <style:paragraph-properties fo:text-align="center" style:justify-single-word="false"/>
      <style:text-properties officeooo:paragraph-rsid="0004ee24"/>
    </style:style>
    <style:style style:name="P21" style:family="paragraph" style:parent-style-name="Heading_20_1" style:list-style-name="">
      <style:paragraph-properties fo:text-align="center" style:justify-single-word="false"/>
    </style:style>
    <style:style style:name="P22" style:family="paragraph" style:parent-style-name="Heading_20_1">
      <style:paragraph-properties fo:text-align="center" style:justify-single-word="false"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alibri"/>
    </style:style>
    <style:style style:name="T2" style:family="text">
      <style:text-properties style:font-name="Calibri" officeooo:rsid="0003a71d"/>
    </style:style>
    <style:style style:name="T3" style:family="text">
      <style:text-properties style:font-name="Calibri" officeooo:rsid="0005b28a"/>
    </style:style>
    <style:style style:name="T4" style:family="text">
      <style:text-properties officeooo:rsid="0005b28a"/>
    </style:style>
    <style:style style:name="T5" style:family="text">
      <style:text-properties style:font-name="Calibi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oftwaretechnik II</text:p>
      <text:p text:style-name="P18">Projektarbeit – Dokumentation</text:p>
      <text:p text:style-name="P1"/>
      <text:p text:style-name="P2">Ali Parnan, Bengt Claas Rhodgeß, Friedrich Hudinjan, Lasse Fischer, Marc-Niclas Harm, Waldemar Schell</text:p>
      <text:p text:style-name="Horizontal_20_Line"/>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_Toc210_1661692228" text:style-name="Index_20_Link" text:visited-style-name="Index_20_Link">Versionskontrolle<text:tab/>2</text:a></text:p>
          <text:p text:style-name="P23"><text:a xlink:type="simple" xlink:href="#__RefHeading___Toc212_1661692228" text:style-name="Index_20_Link" text:visited-style-name="Index_20_Link">Buildautomatisierung<text:tab/>3</text:a></text:p>
          <text:p text:style-name="P23"><text:a xlink:type="simple" xlink:href="#__RefHeading___Toc214_1661692228" text:style-name="Index_20_Link" text:visited-style-name="Index_20_Link">Schätzung<text:tab/>4</text:a></text:p>
          <text:p text:style-name="P23"><text:a xlink:type="simple" xlink:href="#__RefHeading___Toc216_1661692228" text:style-name="Index_20_Link" text:visited-style-name="Index_20_Link">Sprintdurchführung<text:tab/>5</text:a></text:p>
        </text:index-body>
      </text:table-of-content>
      <text:h text:style-name="P21" text:outline-level="1"><text:span text:style-name="T5"/></text:h>
      <text:h text:style-name="P22" text:outline-level="1"><text:bookmark-start text:name="__RefHeading___Toc210_1661692228"/><text:span text:style-name="T1">Versionskontrolle</text:span><text:bookmark-end text:name="__RefHeading___Toc210_1661692228"/></text:h>
      <text:p text:style-name="P10"><text:span text:style-name="T1"/></text:p>
      <text:p text:style-name="P12"><text:span text:style-name="T2">Für unser Projekt haben wir uns für Git entschieden und als Host-Plattform benutzen wir GitHub. Da wir in den vergangenen Semestern schon mit GitHub gearbeitet haben, fiel uns die Entscheidung leicht. Um das ganze Projekt übersichtlich zu halten, haben wir nur die nötigsten Dateien in die Versionskontrolle eingefügt. Desweiteren haben wir uns für das Feature-Branching als Branchingmodell entschieden, da es ebenfalls die Übersicht verbessert und somit einen reibungslose Entwicklung ermöglicht. Durch diese Entscheidung konnten wir außerdem weitesgehend Merge-Konflikte vermeiden. Durch die zwei Dateien „CONTRIBUTING.md“ und „DEFINITION_OF_DONE.md“ haben wir intern festgelegt, wie der Entwicklungsprozess gehandhabt <text:s/>und letzendlich in der Versionskontrolle verwaltet wird. </text:span></text:p>
      <text:p text:style-name="P12"><text:span text:style-name="T2"/></text:p>
      <text:p text:style-name="P13"><text:span text:style-name="T2">… </text:span><text:span text:style-name="T3">Workflow und Labels könnte man noch einbringen</text:span></text:p>
      <text:p text:style-name="P12"><text:span text:style-name="T2"/></text:p>
      <text:h text:style-name="P20" text:outline-level="1"><text:span text:style-name="T2"/></text:h>
      <text:h text:style-name="P20" text:outline-level="1"><text:span text:style-name="T2"/></text:h>
      <text:h text:style-name="P20" text:outline-level="1"><text:span text:style-name="T2"/></text:h>
      <text:p text:style-name="P11"><text:span text:style-name="T2"/></text:p>
      <text:h text:style-name="P20" text:outline-level="1"><text:span text:style-name="T2"/></text:h>
      <text:h text:style-name="P20" text:outline-level="1"><text:span text:style-name="T2"/></text:h>
      <text:h text:style-name="P20" text:outline-level="1"><text:span text:style-name="T2"/></text:h>
      <text:h text:style-name="P20" text:outline-level="1"><text:span text:style-name="T2"/></text:h>
      <text:h text:style-name="P20" text:outline-level="1"><text:span text:style-name="T2"/></text:h>
      <text:p text:style-name="P11"><text:span text:style-name="T2"/></text:p>
      <text:p text:style-name="P11"><text:span text:style-name="T2"/></text:p>
      <text:h text:style-name="P20" text:outline-level="1"><text:bookmark-start text:name="__RefHeading___Toc212_1661692228"/><text:soft-page-break/><text:span text:style-name="T2">B</text:span><text:span text:style-name="T1">uildautomatisierung</text:span><text:bookmark-end text:name="__RefHeading___Toc212_1661692228"/></text:h>
      <text:p text:style-name="P10"><text:span text:style-name="T1"/></text:p>
      <text:p text:style-name="P9"><text:span text:style-name="T1">Da wir in diesem Projekt Maven als Buildautomatisierungstool benutzen, können wir alle Tests automatisch ausführen. Als Continous Integration Service benutzen wir Travis-CI. Wir haben uns für Travis-CI entschieden, da wir dank dieser Plattform keinen CI-Server manuell bereitstellen mussten. Außerdem bietet die direkte Integration mit GitHub uns einige Vorteile wie zum Beispiel das automatische Testen nach einem Push in eines der Repositories </text:span><text:span text:style-name="T3">oder auch die Benachrichtigung von erfolgreichen oder fehlgeschlagenen Tests via E-Mail.</text:span></text:p>
      <text:p text:style-name="P9"><text:span text:style-name="T1">Die Unit-Tests und Integration-Tests können wir mit einer einzigen Technologie bearbeiten. Hierfür benutzen wir HtmlUnit. Diese Library stellt einen Web Browser ohne GUI direkt in Java zur verfügung. In Zusammenarbeit mit J</text:span><text:span text:style-name="T3">U</text:span><text:span text:style-name="T1">nit können wir so alle Bereiche unserer Entwicklung mit Tests abdecken. </text:span></text:p>
      <text:p text:style-name="P9"><text:span text:style-name="T1">Insgesamt wollen wir mit allen Tests eine Abdeckung von mindestens 85% erreichen.</text:span></text:p>
      <text:p text:style-name="P9"><text:span text:style-name="T1"/></text:p>
      <text:p text:style-name="P14"><text:span text:style-name="T1">… </text:span><text:span text:style-name="T3">Reflektion über Probleme bei der Anwendung im Sprint</text:span></text:p>
      <text:p text:style-name="P9"><text:span text:style-name="T1"/></text:p>
      <text:h text:style-name="P22" text:outline-level="1"><text:bookmark-start text:name="__RefHeading___Toc214_1661692228"/>Schätzung<text:bookmark-end text:name="__RefHeading___Toc214_1661692228"/></text:h>
      <text:p text:style-name="P10"/>
      <text:p text:style-name="P3">Zu Beginn der Schätzung haben wir folgende Issues erstellt:</text:p>
      <text:list xml:id="list2278855658" text:style-name="L1">
        <text:list-item>
          <text:p text:style-name="P4">Bücher anlegen (3 Story Points)</text:p>
        </text:list-item>
        <text:list-item>
          <text:p text:style-name="P4">Anlegen eines Bereiches zum Stöbern in Kategorien (3 Story Points)</text:p>
        </text:list-item>
        <text:list-item>
          <text:p text:style-name="P4">Funktion um das Passwort zurückzusetzen (5 Story Points)</text:p>
        </text:list-item>
        <text:list-item>
          <text:p text:style-name="P4">Automatisierte Registrierung von Kunden (5 Story Points)</text:p>
        </text:list-item>
        <text:list-item>
          <text:p text:style-name="P4">Möglichkeit für den Kunden seine Daten zu ändern (5 Story Points)</text:p>
        </text:list-item>
        <text:list-item>
          <text:p text:style-name="P4">Automatische Erinnerung von Kunden bei nahendem Abgabedatum (8 Story Points)</text:p>
        </text:list-item>
        <text:list-item>
          <text:p text:style-name="P4">Reservierung von Büchern ermöglichen (8 Story Points)</text:p>
        </text:list-item>
        <text:list-item>
          <text:p text:style-name="P4">Filter für die Buchsuche (13 Story Points)</text:p>
        </text:list-item>
      </text:list>
      <text:p text:style-name="P3"/>
      <text:p text:style-name="P5">Während der Entwicklung ist uns aber schnell aufgefallen, dass wir für unseren Aufwand von ca. 8 Stunden in der Woche zu wenig Issues hatten. Dadurch haben wir uns entschieden weitere Issues hinzuzufügen. Da einige Gruppenmitglieder zu diesem Zeitpunkt auch einige der Technologien die wir nutzen richtig kennenlernen mussten, haben wir entschieden folgende Issues ins Projekt aufzunehmen:</text:p>
      <text:p text:style-name="P5"/>
      <text:list xml:id="list2358839046" text:style-name="L2">
        <text:list-item>
          <text:p text:style-name="P6">Einarbeiten in HtmlUnit (3 Story Points)</text:p>
        </text:list-item>
        <text:list-item>
          <text:p text:style-name="P6">Einarbeiten in Jooby (3 Story Points)</text:p>
        </text:list-item>
        <text:list-item>
          <text:p text:style-name="P6">Einarbeiten in HTML/CSS/Pebble (1 Story Point)</text:p>
        </text:list-item>
      </text:list>
      <text:p text:style-name="P5"/>
      <text:p text:style-name="P5">Desweiteren haben wir noch folgende Issues hinzugefügt:</text:p>
      <text:list xml:id="list1213081494" text:style-name="L3">
        <text:list-item>
          <text:p text:style-name="P7">Code-Basis überarbeiten / Tests schreiben (8 Story Points)</text:p>
        </text:list-item>
        <text:list-item>
          <text:p text:style-name="P7">Einrichten eines E-Mail-Systems (5 Story Points)</text:p>
        </text:list-item>
      </text:list>
      <text:p text:style-name="P5"/>
      <text:p text:style-name="P15">… Schätzung am Ende, Burndown-Chart, Reflektion über Abweichung, Velocity des Teams, eventuell die einzelnen Tickets beschreiben?</text:p>
      <text:h text:style-name="P22" text:outline-level="1"><text:bookmark-start text:name="__RefHeading___Toc216_1661692228"/>Sprintdurchführung<text:bookmark-end text:name="__RefHeading___Toc216_1661692228"/></text:h>
      <text:p text:style-name="P8"/>
      <text:p text:style-name="P16">… <text:span text:style-name="T4">A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ir" svg:font-family="Calibir"/>
    <style:font-face style:name="Calibiri" svg:font-family="Calibir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3a71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6:38:51.685000000</meta:creation-date>
    <dc:date>2018-06-06T17:33:13.705000000</dc:date>
    <meta:editing-duration>PT6M2S</meta:editing-duration>
    <meta:editing-cycles>3</meta:editing-cycles>
    <meta:generator>LibreOffice/6.0.4.2$Windows_X86_64 LibreOffice_project/9b0d9b32d5dcda91d2f1a96dc04c645c450872bf</meta:generator>
    <meta:document-statistic meta:table-count="0" meta:image-count="0" meta:object-count="0" meta:page-count="5" meta:paragraph-count="37" meta:word-count="475" meta:character-count="3421" meta:non-whitespace-character-count="2992"/>
  </office:meta>
</office:document-meta>
</file>